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6.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4cm" fo:min-width="26.5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2.533cm"/>
    </style:style>
    <style:style style:name="ro6" style:family="table-row">
      <style:table-row-properties style:row-height="1.782cm"/>
    </style:style>
    <style:style style:name="ro7" style:family="table-row">
      <style:table-row-properties style:row-height="1.052cm"/>
    </style:style>
    <style:style style:name="ro8" style:family="table-row">
      <style:table-row-properties style:row-height="2.595cm"/>
    </style:style>
    <style:style style:name="ro9" style:family="table-row">
      <style:table-row-properties style:row-height="1.824cm"/>
    </style:style>
    <style:style style:name="ro10" style:family="table-row">
      <style:table-row-properties style:row-height="2.599cm"/>
    </style:style>
    <style:style style:name="ro11" style:family="table-row">
      <style:table-row-properties style:row-height="0.966cm"/>
    </style:style>
    <style:style style:name="ro12" style:family="table-row">
      <style:table-row-properties style:row-height="2.388cm"/>
    </style:style>
    <style:style style:name="ro13" style:family="table-row">
      <style:table-row-properties style:row-height="3.099cm"/>
    </style:style>
    <style:style style:name="ro14" style:family="table-row">
      <style:table-row-properties style:row-height="1.677cm"/>
    </style:style>
    <style:style style:name="ro15" style:family="table-row">
      <style:table-row-properties style:row-height="-0.09cm"/>
    </style:style>
    <style:style style:name="ro16" style:family="table-row">
      <style:table-row-properties style:row-height="1.682cm"/>
    </style:style>
    <style:style style:name="ro17" style:family="table-row">
      <style:table-row-properties style:row-height="2.394cm"/>
    </style:style>
    <style:style style:name="ro18" style:family="table-row">
      <style:table-row-properties style:row-height="0.97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10.999cm" svg:height="1.057cm" svg:x="0.4cm" svg:y="0.4cm">
          <text:p text:style-name="P1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cedula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1"><text:span text:style-name="T1">genero</text:span></text:p>
              </table:table-cell>
            </table:table-row>
            <table:table-row table:style-name="ro2">
              <table:table-cell table:style-name="ce2">
                <text:p text:style-name="P1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0;gb616aabc42_0_0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1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1"><text:span text:style-name="T1">aperturad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6;p1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1"><text:span text:style-name="T1">Tabla </text:span><text:span text:style-name="T2">control_encuestad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1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1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standard" draw:layer="layout" svg:width="12.537cm" svg:height="12.451cm" svg:x="0.331cm" svg:y="2.02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3">
              <table:table-cell table:style-name="ce2">
                <text:p text:style-name="P1"><text:span text:style-name="T3">id</text:span></text:p>
              </table:table-cell>
              <table:table-cell table:style-name="ce5"/>
            </table:table-row>
            <table:table-row table:style-name="ro4" table:default-cell-style-name="ce2">
              <table:table-cell>
                <text:p text:style-name="P1"><text:span text:style-name="T1">nivel_educ_cientifica_tec_recibido</text:span></text:p>
              </table:table-cell>
              <table:table-cell>
                <text:p text:style-name="P1"><text:span text:style-name="T1">Pregunta #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">defina_ciencia_tecnologia_espacial</text:span></text:p>
              </table:table-cell>
              <table:table-cell>
                <text:p text:style-name="P1"><text:span text:style-name="T1">Pregunta #4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ual_considera_objetivo_ciencia_espacial</text:span></text:p>
              </table:table-cell>
              <table:table-cell>
                <text:p text:style-name="P1"><text:span text:style-name="T1">Pregunta #5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desarrollo_ciencia_tecno_espacial_servicio_de</text:span></text:p>
              </table:table-cell>
              <table:table-cell>
                <text:p text:style-name="P1"><text:span text:style-name="T1">Pregunta #7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">considera_ven_investiga_espacio</text:span></text:p>
              </table:table-cell>
              <table:table-cell>
                <text:p text:style-name="P1"><text:span text:style-name="T1">Pregunta #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83;p17" draw:style-name="standard" draw:layer="layout" svg:width="12.537cm" svg:height="12.488cm" svg:x="13.699cm" svg:y="1.804cm">
          <table:table>
            <table:table-column table:style-name="co1"/>
            <table:table-column table:style-name="co1"/>
            <table:table-row table:style-name="ro7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">estudio_espacial_contribuye_desarrollo_productivo</text:span></text:p>
              </table:table-cell>
              <table:table-cell>
                <text:p text:style-name="P1"><text:span text:style-name="T1">Pregunta #9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">conoce_abae</text:span></text:p>
              </table:table-cell>
              <table:table-cell>
                <text:p text:style-name="P1"><text:span text:style-name="T1">Pregunta #10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">cual</text:span></text:p>
              </table:table-cell>
              <table:table-cell>
                <text:p text:style-name="P1"><text:span text:style-name="T1">Relacionada con la pregunta #10</text:span></text:p>
              </table:table-cell>
            </table:table-row>
            <table:table-row table:style-name="ro8" table:default-cell-style-name="ce3">
              <table:table-cell>
                <text:p text:style-name="P1"><text:span text:style-name="T1">satisfecho_informacion_espacial_trasmite_medios</text:span></text:p>
              </table:table-cell>
              <table:table-cell>
                <text:p text:style-name="P1"><text:span text:style-name="T1">Pregunta #13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">util_sociedad_ven_informada_tema_espacial</text:span></text:p>
              </table:table-cell>
              <table:table-cell>
                <text:p text:style-name="P1"><text:span text:style-name="T1">Pregunta #1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8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8;p18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standard" draw:layer="layout" svg:width="12.537cm" svg:height="13.616cm" svg:x="0.331cm" svg:y="2.02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informado_sobre_satelites_venezolanos</text:span></text:p>
              </table:table-cell>
              <table:table-cell>
                <text:p text:style-name="P1"><text:span text:style-name="T1">Pregunta #16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sabia_tenemos_dos_satelistes_observ_remota</text:span></text:p>
              </table:table-cell>
              <table:table-cell>
                <text:p text:style-name="P1"><text:span text:style-name="T1">Pregunta #17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onsidera_satelite_simon_bolivar_efecto_positivo</text:span></text:p>
              </table:table-cell>
              <table:table-cell>
                <text:p text:style-name="P1"><text:span text:style-name="T1">Pregunta #18</text:span></text:p>
              </table:table-cell>
            </table:table-row>
            <table:table-row table:style-name="ro13" table:default-cell-style-name="ce3">
              <table:table-cell>
                <text:p text:style-name="P1"><text:span text:style-name="T1">considera_pertinente_gobierno_promueva_investigacion_espacial</text:span></text:p>
              </table:table-cell>
              <table:table-cell>
                <text:p text:style-name="P1"><text:span text:style-name="T1">Pregunta #19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ree_gobierno_financia_actividades_espaciales</text:span></text:p>
              </table:table-cell>
              <table:table-cell>
                <text:p text:style-name="P1"><text:span text:style-name="T1">Pregunta #2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0;p18" draw:style-name="standard" draw:layer="layout" svg:width="12.537cm" svg:height="15.548cm" svg:x="13.843cm" svg:y="0.46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si_existiera_mas_inversion_espacial_habria_avance</text:span></text:p>
              </table:table-cell>
              <table:table-cell>
                <text:p text:style-name="P1"><text:span text:style-name="T1">Pregunta #21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regular_actividades_espaciales</text:span></text:p>
              </table:table-cell>
              <table:table-cell>
                <text:p text:style-name="P1"><text:span text:style-name="T1">Pregunta #22</text:span></text:p>
              </table:table-cell>
            </table:table-row>
            <table:table-row table:style-name="ro13" table:default-cell-style-name="ce2">
              <table:table-cell>
                <text:p text:style-name="P1"><text:span text:style-name="T1">estaria_acuerdo_creacion_fondo_financiar_actividades_espaciales</text:span></text:p>
              </table:table-cell>
              <table:table-cell>
                <text:p text:style-name="P1"><text:span text:style-name="T1">Pregunta #23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elaborar_plan_tema_espacial</text:span></text:p>
              </table:table-cell>
              <table:table-cell>
                <text:p text:style-name="P1"><text:span text:style-name="T1">Pregunta #24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">comentarios_sugerencias_encuesta</text:span></text:p>
              </table:table-cell>
              <table:table-cell>
                <text:p text:style-name="P1"><text:span text:style-name="T1">Pregunta #25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do</text:span></text:p>
              </table:table-cell>
              <table:table-cell table:style-name="ce6"/>
            </table:table-row>
            <table:table-row table:style-name="ro14">
              <table:table-cell table:style-name="ce3">
                <text:p text:style-name="P1"><text:span text:style-name="T2">id_control_encuesta</text:span></text:p>
              </table:table-cell>
              <table:table-cell table:style-name="ce6"/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85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3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5;p19" draw:style-name="gr1" draw:text-style-name="P2" draw:layer="layout" svg:width="26.799cm" svg:height="1.672cm" svg:x="0.4cm" svg:y="0.4cm">
          <text:p text:style-name="P1"><text:span text:style-name="T1">Tabla </text:span><text:span text:style-name="T2">actividades_cientif</text:span><text:span text:style-name="T2">icas. </text:span><text:span text:style-name="T1">Pregunta #1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0.826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porte</text:span></text:p>
              </table:table-cell>
            </table:table-row>
            <table:table-row table:style-name="ro11">
              <table:table-cell table:style-name="ce3">
                <text:p text:style-name="P1"><text:span text:style-name="T1">astronomia</text:span></text:p>
              </table:table-cell>
            </table:table-row>
            <table:table-row table:style-name="ro11">
              <table:table-cell table:style-name="ce2">
                <text:p text:style-name="P1"><text:span text:style-name="T1">medicina</text:span></text:p>
              </table:table-cell>
            </table:table-row>
            <table:table-row table:style-name="ro11">
              <table:table-cell table:style-name="ce3">
                <text:p text:style-name="P1"><text:span text:style-name="T1">politica</text:span></text:p>
              </table:table-cell>
            </table:table-row>
            <table:table-row table:style-name="ro14">
              <table:table-cell table:style-name="ce2">
                <text:p text:style-name="P1"><text:span text:style-name="T1">Exploracion_espacial</text:span></text:p>
              </table:table-cell>
            </table:table-row>
            <table:table-row table:style-name="ro11">
              <table:table-cell table:style-name="ce3">
                <text:p text:style-name="P1"><text:span text:style-name="T1">fisica</text:span></text:p>
              </table:table-cell>
            </table:table-row>
            <table:table-row table:style-name="ro14">
              <table:table-cell table:style-name="ce2">
                <text:p text:style-name="P1"><text:span text:style-name="T1">lanzamiento_de_cohetes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frame draw:name="Google Shape;92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5;p19" draw:style-name="gr3" draw:text-style-name="P5" draw:layer="layout" svg:width="26.799cm" svg:height="1.672cm" svg:x="0.4cm" svg:y="0.4cm">
          <text:p text:style-name="P4"><text:span text:style-name="T1">Tabla </text:span><text:span text:style-name="T2">referencia_activida</text:span><text:span text:style-name="T2">des_cientificas. </text:span><text:span text:style-name="T1">Pregunta #1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.931cm" svg:x="0.331cm" svg:y="2.025cm">
          <table:table>
            <table:table-column table:style-name="co1"/>
            <table:table-row table:style-name="ro11">
              <table:table-cell table:style-name="ce1">
                <text:p text:style-name="P6"><text:span text:style-name="T3">id</text:span></text:p>
              </table:table-cell>
            </table:table-row>
            <table:table-row table:style-name="ro1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frame draw:name="Google Shape;92;p4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5">Tabla </text:span><text:span text:style-name="T6">referencia_nivel_educ_</text:span><text:span text:style-name="T6">cientifica_tec_recibido. </text:span><text:span text:style-name="T1">Pregunta #2, </text:span><text:span text:style-name="T1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123;p9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01;p20" draw:style-name="gr1" draw:text-style-name="P2" draw:layer="layout" svg:width="27.199cm" svg:height="1.672cm" svg:x="0.4cm" svg:y="0.4cm">
          <text:p text:style-name="P1"><text:span text:style-name="T7">Tabla </text:span><text:span text:style-name="T8">comp_habi_sis_ed</text:span><text:span text:style-name="T8">uc_jovenes. </text:span><text:span text:style-name="T7">Pregunta #3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standard" draw:layer="layout" svg:width="6.268cm" svg:height="11.738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4">
              <table:table-cell table:style-name="ce2">
                <text:p text:style-name="P1"><text:span text:style-name="T1">dominar_lenguaje_programacion</text:span></text:p>
              </table:table-cell>
            </table:table-row>
            <table:table-row table:style-name="ro12">
              <table:table-cell table:style-name="ce3">
                <text:p text:style-name="P1"><text:span text:style-name="T1">capacidad_resolver_problemas_complejos</text:span></text:p>
              </table:table-cell>
            </table:table-row>
            <table:table-row table:style-name="ro14">
              <table:table-cell table:style-name="ce2">
                <text:p text:style-name="P1"><text:span text:style-name="T1">hab_diseno_construc_robots</text:span></text:p>
              </table:table-cell>
            </table:table-row>
            <table:table-row table:style-name="ro12">
              <table:table-cell table:style-name="ce3">
                <text:p text:style-name="P1"><text:span text:style-name="T1">incentivar_curiosidad_ciencia_tecnologia</text:span></text:p>
              </table:table-cell>
            </table:table-row>
            <table:table-row table:style-name="ro11">
              <table:table-cell table:style-name="ce2">
                <text:p text:style-name="P1"><text:span text:style-name="T1">habito_lectura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98;p5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defina_ciencia_tecnologia_espacial</text:span><text:span text:style-name="T6">. </text:span><text:span text:style-name="T7">Pregunta #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123;p9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ual_co</text:span><text:span text:style-name="T8">nsidera_objetivo_c</text:span><text:span text:style-name="T8">iencia_espacial</text:span><text:span text:style-name="T6">. </text:span><text:span text:style-name="T7">Pregunta #5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53cm" svg:y="3.559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draw:name="Google Shape;123;p9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07;p21" draw:style-name="gr1" draw:text-style-name="P2" draw:layer="layout" svg:width="26.999cm" svg:height="2.383cm" svg:x="0.4cm" svg:y="0.4cm">
          <text:p text:style-name="P1"><text:span text:style-name="T7">Tabla </text:span><text:span text:style-name="T8">conoci_cientifico_t</text:span><text:span text:style-name="T8">ecnologico_espaci</text:span><text:span text:style-name="T8">al_util. </text:span><text:span text:style-name="T7">Pregunta </text:span><text:span text:style-name="T7">#6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standard" draw:layer="layout" svg:width="6.268cm" svg:height="11.282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vida_cotidiana</text:span></text:p>
              </table:table-cell>
            </table:table-row>
            <table:table-row table:style-name="ro11">
              <table:table-cell table:style-name="ce3">
                <text:p text:style-name="P1"><text:span text:style-name="T1">trabajo</text:span></text:p>
              </table:table-cell>
            </table:table-row>
            <table:table-row table:style-name="ro12">
              <table:table-cell table:style-name="ce2">
                <text:p text:style-name="P1"><text:span text:style-name="T1">comprender_espacio_mejorar_humanidad</text:span></text:p>
              </table:table-cell>
            </table:table-row>
            <table:table-row table:style-name="ro14">
              <table:table-cell table:style-name="ce3">
                <text:p text:style-name="P1"><text:span text:style-name="T1">preservar_entorno_ambiente</text:span></text:p>
              </table:table-cell>
            </table:table-row>
            <table:table-row table:style-name="ro14">
              <table:table-cell table:style-name="ce2">
                <text:p text:style-name="P1"><text:span text:style-name="T1">seguridad_defensa_nacion</text:span></text:p>
              </table:table-cell>
            </table:table-row>
            <table:table-row table:style-name="ro11">
              <table:table-cell table:style-name="ce3">
                <text:p text:style-name="P1"><text:span text:style-name="T1">ninguna_anteriores</text:span></text:p>
              </table:table-cell>
            </table:table-row>
            <table:table-row table:style-name="ro11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draw:name="Google Shape;104;p6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;p6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desarro</text:span><text:span text:style-name="T8">llo_ciencia_tecno_</text:span><text:span text:style-name="T8">espacial_servicio_</text:span><text:span text:style-name="T8">de</text:span><text:span text:style-name="T6">. </text:span><text:span text:style-name="T7">Pregunta #7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frame draw:name="Google Shape;123;p9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side</text:span><text:span text:style-name="T8">ra_ven_investiga_</text:span><text:span text:style-name="T8">espacio</text:span><text:span text:style-name="T6">. </text:span><text:span text:style-name="T7">Pregunta </text:span><text:span text:style-name="T7">#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123;p9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estudio</text:span><text:span text:style-name="T8">_espacial_contribu</text:span><text:span text:style-name="T8">ye_desarrollo_pro</text:span><text:span text:style-name="T8">ductivo</text:span><text:span text:style-name="T6">. </text:span><text:span text:style-name="T7">Pregunta </text:span><text:span text:style-name="T7">#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frame draw:name="Google Shape;123;p9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oce</text:span><text:span text:style-name="T8">_abae</text:span><text:span text:style-name="T6">. </text:span><text:span text:style-name="T7">Pregunta </text:span><text:span text:style-name="T7">#10, selección </text:span><text:span text:style-name="T7">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frame draw:name="Google Shape;123;p9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Google Shape;113;p22" draw:style-name="gr1" draw:text-style-name="P2" draw:layer="layout" svg:width="26.999cm" svg:height="2.383cm" svg:x="0.4cm" svg:y="0.4cm">
          <text:p text:style-name="P1"><text:span text:style-name="T7">Tabla </text:span><text:span text:style-name="T8">conoce_o_no_con</text:span><text:span text:style-name="T8">oce_organismos. </text:span><text:span text:style-name="T7">Pregunta #11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2" draw:style-name="standard" draw:layer="layout" svg:width="6.268cm" svg:height="14.31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mppct</text:span></text:p>
              </table:table-cell>
            </table:table-row>
            <table:table-row table:style-name="ro1">
              <table:table-cell table:style-name="ce3">
                <text:p text:style-name="P1"><text:span text:style-name="T1">ivic</text:span></text:p>
              </table:table-cell>
            </table:table-row>
            <table:table-row table:style-name="ro1">
              <table:table-cell table:style-name="ce2">
                <text:p text:style-name="P1"><text:span text:style-name="T1">abae</text:span></text:p>
              </table:table-cell>
            </table:table-row>
            <table:table-row table:style-name="ro1">
              <table:table-cell table:style-name="ce3">
                <text:p text:style-name="P1"><text:span text:style-name="T1">idea</text:span></text:p>
              </table:table-cell>
            </table:table-row>
            <table:table-row table:style-name="ro1">
              <table:table-cell table:style-name="ce2">
                <text:p text:style-name="P1"><text:span text:style-name="T1">cida</text:span></text:p>
              </table:table-cell>
            </table:table-row>
            <table:table-row table:style-name="ro1">
              <table:table-cell table:style-name="ce3">
                <text:p text:style-name="P1"><text:span text:style-name="T1">fii</text:span></text:p>
              </table:table-cell>
            </table:table-row>
            <table:table-row table:style-name="ro1">
              <table:table-cell table:style-name="ce2">
                <text:p text:style-name="P1"><text:span text:style-name="T1">ciae</text:span></text:p>
              </table:table-cell>
            </table:table-row>
            <table:table-row table:style-name="ro1">
              <table:table-cell table:style-name="ce3">
                <text:p text:style-name="P1"><text:span text:style-name="T1">dida</text:span></text:p>
              </table:table-cell>
            </table:table-row>
            <table:table-row table:style-name="ro1">
              <table:table-cell table:style-name="ce2">
                <text:p text:style-name="P1"><text:span text:style-name="T1">cenditel</text:span></text:p>
              </table:table-cell>
            </table:table-row>
            <table:table-row table:style-name="ro1">
              <table:table-cell table:style-name="ce3">
                <text:p text:style-name="P1"><text:span text:style-name="T1">cendit</text:span></text:p>
              </table:table-cell>
            </table:table-row>
            <table:table-row table:style-name="ro1">
              <table:table-cell table:style-name="ce2">
                <text:p text:style-name="P1"><text:span text:style-name="T1">cntq</text:span></text:p>
              </table:table-cell>
            </table:table-row>
            <table:table-row table:style-name="ro1">
              <table:table-cell table:style-name="ce3">
                <text:p text:style-name="P1"><text:span text:style-name="T1">intevep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110;p7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1;p7:notes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Google Shape;119;p23" draw:style-name="gr1" draw:text-style-name="P2" draw:layer="layout" svg:width="26.999cm" svg:height="2.383cm" svg:x="0.4cm" svg:y="0.4cm">
          <text:p text:style-name="P1"><text:span text:style-name="T7">Tabla </text:span><text:span text:style-name="T8">a_que_atribuye_po</text:span><text:span text:style-name="T8">co_avance_tema_e</text:span><text:span text:style-name="T8">spacial. </text:span><text:span text:style-name="T7">Pregunta </text:span><text:span text:style-name="T7">#12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3" draw:style-name="standard" draw:layer="layout" svg:width="6.268cm" svg:height="12.751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poca_inversion</text:span></text:p>
              </table:table-cell>
            </table:table-row>
            <table:table-row table:style-name="ro16">
              <table:table-cell table:style-name="ce3">
                <text:p text:style-name="P1"><text:span text:style-name="T1">carencia_cientificos_ingenieros</text:span></text:p>
              </table:table-cell>
            </table:table-row>
            <table:table-row table:style-name="ro17">
              <table:table-cell table:style-name="ce2">
                <text:p text:style-name="P1"><text:span text:style-name="T1">sociedad_ven_poco_interes_tema_espacial</text:span></text:p>
              </table:table-cell>
            </table:table-row>
            <table:table-row table:style-name="ro17">
              <table:table-cell table:style-name="ce3">
                <text:p text:style-name="P1"><text:span text:style-name="T1">no_haya_investigacion_cientifica_tema_espacial</text:span></text:p>
              </table:table-cell>
            </table:table-row>
            <table:table-row table:style-name="ro16">
              <table:table-cell table:style-name="ce2">
                <text:p text:style-name="P1"><text:span text:style-name="T1">no_existe_infraestructura</text:span></text:p>
              </table:table-cell>
            </table:table-row>
            <table:table-row table:style-name="ro16">
              <table:table-cell table:style-name="ce3">
                <text:p text:style-name="P1"><text:span text:style-name="T1">empresas_privadas_no_apoyan</text:span></text:p>
              </table:table-cell>
            </table:table-row>
            <table:table-row table:style-name="ro18">
              <table:table-cell table:style-name="ce2">
                <text:p text:style-name="P1"><text:span text:style-name="T1">bloqueo_economico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Google Shape;121;p23" draw:style-name="standard" draw:layer="layout" svg:width="6.268cm" svg:height="2.648cm" svg:x="7.851cm" svg:y="1.995cm">
          <table:table>
            <table:table-column table:style-name="co1"/>
            <table:table-row table:style-name="ro1">
              <table:table-cell table:style-name="ce1">
                <text:p text:style-name="P1"><text:span text:style-name="T1">crisis_economica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frame draw:name="Google Shape;116;p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7;p8:notes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satisfec</text:span><text:span text:style-name="T8">ho_informacion_e</text:span><text:span text:style-name="T8">spacial_trasmite_</text:span><text:span text:style-name="T8">medios</text:span><text:span text:style-name="T6">. </text:span><text:span text:style-name="T7">Pregunta </text:span><text:span text:style-name="T7">#13, selección </text:span><text:span text:style-name="T7">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frame draw:name="Google Shape;123;p9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util_sociedad_ven_informada_tema_espacial</text:span><text:span text:style-name="T6">. </text:span><text:span text:style-name="T7">Pregunta #14, selección </text:span><text:span text:style-name="T7">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frame draw:name="Google Shape;123;p9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Google Shape;126;p24" draw:style-name="gr1" draw:text-style-name="P2" draw:layer="layout" svg:width="26.999cm" svg:height="2.383cm" svg:x="0.4cm" svg:y="0.4cm">
          <text:p text:style-name="P1"><text:span text:style-name="T7">Tabla </text:span><text:span text:style-name="T8">aspectos_ciencia_</text:span><text:span text:style-name="T8">espacial_interesari</text:span><text:span text:style-name="T8">a. </text:span><text:span text:style-name="T7">Pregunta #15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3.454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astronomia</text:span></text:p>
              </table:table-cell>
            </table:table-row>
            <table:table-row table:style-name="ro16">
              <table:table-cell table:style-name="ce3">
                <text:p text:style-name="P1"><text:span text:style-name="T1">ing_aeroespacial</text:span></text:p>
              </table:table-cell>
            </table:table-row>
            <table:table-row table:style-name="ro17">
              <table:table-cell table:style-name="ce2">
                <text:p text:style-name="P1"><text:span text:style-name="T1">puesta_orbita_satelites</text:span></text:p>
              </table:table-cell>
            </table:table-row>
            <table:table-row table:style-name="ro17">
              <table:table-cell table:style-name="ce3">
                <text:p text:style-name="P1"><text:span text:style-name="T1">exploracion_espacial</text:span></text:p>
              </table:table-cell>
            </table:table-row>
            <table:table-row table:style-name="ro16">
              <table:table-cell table:style-name="ce2">
                <text:p text:style-name="P1"><text:span text:style-name="T1">vuelos_espaciales</text:span></text:p>
              </table:table-cell>
            </table:table-row>
            <table:table-row table:style-name="ro16">
              <table:table-cell table:style-name="ce3">
                <text:p text:style-name="P1"><text:span text:style-name="T1">observacion_tierra</text:span></text:p>
              </table:table-cell>
            </table:table-row>
            <table:table-row table:style-name="ro18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frame draw:name="Google Shape;123;p9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informa</text:span><text:span text:style-name="T8">do_sobre_satelites</text:span><text:span text:style-name="T8">_venezolanos</text:span><text:span text:style-name="T6">. </text:span><text:span text:style-name="T7">Pregunta #16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frame draw:name="Google Shape;123;p9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sabia_t</text:span><text:span text:style-name="T8">enemos_dos_satel</text:span><text:span text:style-name="T8">istes_observ_remo</text:span><text:span text:style-name="T8">ta</text:span><text:span text:style-name="T6">. </text:span><text:span text:style-name="T7">Pregunta #17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284cm" svg:y="4.161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frame draw:name="Google Shape;123;p9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side</text:span><text:span text:style-name="T8">ra_satelite_simon_</text:span><text:span text:style-name="T8">bolivar_efecto_pos</text:span><text:span text:style-name="T8">itivo</text:span><text:span text:style-name="T6">. </text:span><text:span text:style-name="T7">Pregunta #18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71cm" svg:y="4.161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frame draw:name="Google Shape;123;p9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side</text:span><text:span text:style-name="T8">ra_pertinente_gobi</text:span><text:span text:style-name="T8">erno_promueva_in</text:span><text:span text:style-name="T8">vestigacion_espac</text:span><text:span text:style-name="T8">ial</text:span><text:span text:style-name="T6">. </text:span><text:span text:style-name="T7">Pregunta #19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frame draw:name="Google Shape;123;p9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ree_go</text:span><text:span text:style-name="T8">bierno_financia_ac</text:span><text:span text:style-name="T8">tividades_espacial</text:span><text:span text:style-name="T8">es</text:span><text:span text:style-name="T6">. </text:span><text:span text:style-name="T7">Pregunta #20, </text:span><text:span text:style-name="T7">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frame draw:name="Google Shape;123;p9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si_existiera_mas_inver</text:span><text:span text:style-name="T8">sion_espacial_habria_avance</text:span><text:span text:style-name="T6">. </text:span><text:span text:style-name="T7">Pregunta #21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frame draw:name="Google Shape;123;p9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sidera_pertinente_regular_actividades_espaciales</text:span><text:span text:style-name="T6">. </text:span><text:span text:style-name="T7">Pregunta #2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frame draw:name="Google Shape;123;p9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estaria_acuerdo_creacion_fondo_financiar_actividades_espaciales</text:span><text:span text:style-name="T6">. </text:span><text:span text:style-name="T7">Pregunta #2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frame draw:name="Google Shape;123;p9:notes" presentation:style-name="pr2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4"><text:span text:style-name="T7">Tabla </text:span><text:span text:style-name="T8">referencia_considera_pertinente_elaborar_plan_tema_espacial</text:span><text:span text:style-name="T6">. </text:span><text:span text:style-name="T7">Pregunta #2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6"><text:span text:style-name="T3">id</text:span></text:p>
              </table:table-cell>
            </table:table-row>
            <table:table-row table:style-name="ro1">
              <table:table-cell table:style-name="ce2">
                <text:p text:style-name="P6"><text:span text:style-name="T1">descripcion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frame draw:name="Google Shape;123;p9:notes" presentation:style-name="pr3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1"><text:span text:style-name="T1">Tabla </text:span><text:span text:style-name="T2">referencia_nivel_in</text:span><text:span text:style-name="T2">stru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frame draw:name="Google Shape;123;p9:notes" presentation:style-name="pr3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1"><text:span text:style-name="T1">Tabla </text:span><text:span text:style-name="T2">referencia_e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frame draw:name="Google Shape;123;p9:notes" presentation:style-name="pr3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126;p24" draw:style-name="gr4" draw:text-style-name="P5" draw:layer="layout" svg:width="26.999cm" svg:height="2.383cm" svg:x="0.4cm" svg:y="0.4cm">
          <text:p text:style-name="P1"><text:span text:style-name="T1">Tabla </text:span><text:span text:style-name="T2">referencia_estados_de_venezu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nombre_estado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frame draw:name="Google Shape;123;p9:notes" presentation:style-name="pr3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16T11:48:49.330460427</dc:date>
    <meta:editing-duration>PT3H46M17S</meta:editing-duration>
    <meta:editing-cycles>21</meta:editing-cycles>
    <meta:document-statistic meta:object-count="153"/>
  </office:meta>
</office:document-meta>
</file>